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64DDE27AE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51cm" fo:margin-left="0cm" table:align="left" style:writing-mode="lr-tb"/>
    </style:style>
    <style:style style:name="Tabela2.A" style:family="table-column">
      <style:table-column-properties style:column-width="16.51cm"/>
    </style:style>
    <style:style style:name="Tabela2.A1" style:family="table-cell">
      <style:table-cell-properties style:vertical-align="top" fo:padding="0.176cm" fo:border="1pt solid #000000"/>
    </style:style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16.51cm"/>
    </style:style>
    <style:style style:name="Tabela3.A1" style:family="table-cell">
      <style:table-cell-properties style:vertical-align="top" fo:padding="0.176cm" fo:border="1pt solid #000000"/>
    </style:style>
    <style:style style:name="Tabela4" style:family="table">
      <style:table-properties style:width="16.51cm" fo:margin-left="0cm" table:align="left" style:writing-mode="lr-tb"/>
    </style:style>
    <style:style style:name="Tabela4.A" style:family="table-column">
      <style:table-column-properties style:column-width="0.82cm"/>
    </style:style>
    <style:style style:name="Tabela4.B" style:family="table-column">
      <style:table-column-properties style:column-width="15.69cm"/>
    </style:style>
    <style:style style:name="Tabela4.A1" style:family="table-cell">
      <style:table-cell-properties style:vertical-align="top" fo:padding="0.176cm" fo:border="0.25pt solid #000000"/>
    </style:style>
    <style:style style:name="Tabela5" style:family="table">
      <style:table-properties style:width="15.337cm" fo:margin-left="0cm" table:align="left" style:writing-mode="lr-tb"/>
    </style:style>
    <style:style style:name="Tabela5.A" style:family="table-column">
      <style:table-column-properties style:column-width="15.337cm"/>
    </style:style>
    <style:style style:name="Tabela5.A1" style:family="table-cell">
      <style:table-cell-properties style:vertical-align="top" fo:padding="0.176cm" fo:border="1pt solid #000000"/>
    </style:style>
    <style:style style:name="Tabela6" style:family="table">
      <style:table-properties style:width="15.337cm" fo:margin-left="0cm" table:align="left" style:writing-mode="lr-tb"/>
    </style:style>
    <style:style style:name="Tabela6.A" style:family="table-column">
      <style:table-column-properties style:column-width="15.337cm"/>
    </style:style>
    <style:style style:name="Tabela6.A1" style:family="table-cell">
      <style:table-cell-properties style:vertical-align="top" fo:padding="0.176cm" fo:border="1pt solid #000000"/>
    </style:style>
    <style:style style:name="Tabela7" style:family="table">
      <style:table-properties style:width="15.337cm" fo:margin-left="0cm" table:align="left" style:writing-mode="lr-tb"/>
    </style:style>
    <style:style style:name="Tabela7.A" style:family="table-column">
      <style:table-column-properties style:column-width="15.337cm"/>
    </style:style>
    <style:style style:name="Tabela7.A1" style:family="table-cell">
      <style:table-cell-properties style:vertical-align="top" fo:padding="0.176cm" fo:border="1pt solid #000000"/>
    </style:style>
    <style:style style:name="Tabela8" style:family="table">
      <style:table-properties style:width="15.337cm" fo:margin-left="0cm" table:align="left" style:writing-mode="lr-tb"/>
    </style:style>
    <style:style style:name="Tabela8.A" style:family="table-column">
      <style:table-column-properties style:column-width="15.337cm"/>
    </style:style>
    <style:style style:name="Tabela8.A1" style:family="table-cell">
      <style:table-cell-properties style:vertical-align="top" fo:padding="0.176cm" fo:border="1pt solid #000000"/>
    </style:style>
    <style:style style:name="Tabela9" style:family="table">
      <style:table-properties style:width="15.337cm" fo:margin-left="0cm" table:align="left" style:writing-mode="lr-tb"/>
    </style:style>
    <style:style style:name="Tabela9.A" style:family="table-column">
      <style:table-column-properties style:column-width="15.337cm"/>
    </style:style>
    <style:style style:name="Tabela9.A1" style:family="table-cell">
      <style:table-cell-properties style:vertical-align="top" fo:padding="0.176cm" fo:border="1pt solid #000000"/>
    </style:style>
    <style:style style:name="Tabela10" style:family="table">
      <style:table-properties style:width="16.51cm" fo:margin-left="0cm" table:align="left" style:writing-mode="lr-tb"/>
    </style:style>
    <style:style style:name="Tabela10.A" style:family="table-column">
      <style:table-column-properties style:column-width="8.255cm"/>
    </style:style>
    <style:style style:name="Tabela10.A1" style:family="table-cell">
      <style:table-cell-properties style:vertical-align="top" fo:padding="0.176cm" fo:border="1pt solid #000000"/>
    </style:style>
    <style:style style:name="Tabela11" style:family="table">
      <style:table-properties style:width="16.51cm" fo:margin-left="0cm" table:align="left" style:writing-mode="lr-tb"/>
    </style:style>
    <style:style style:name="Tabela11.A" style:family="table-column">
      <style:table-column-properties style:column-width="16.51cm"/>
    </style:style>
    <style:style style:name="Tabela1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9pt" style:font-size-asian="9pt" style:font-size-complex="9pt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1pt" fo:language="pt" fo:country="BR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1pt" fo:language="pt" fo:country="BR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text-line-through-type="none" style:font-name="Arial" fo:font-size="11pt" fo:language="pt" fo:country="BR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text-line-through-type="none" style:font-name="Arial" fo:font-size="11pt" fo:language="pt" fo:country="BR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use-window-font-color="true" fo:language="pt" fo:country="BR" fo:font-weight="normal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ff0000" fo:language="pt" fo:country="BR" fo:font-weight="bold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paragraph-rsid="0002ae52"/>
    </style:style>
    <style:style style:name="P1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paragraph-rsid="00042a37"/>
    </style:style>
    <style:style style:name="P1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fo:font-style="italic" style:font-style-asian="italic" style:font-style-complex="italic"/>
    </style:style>
    <style:style style:name="P1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fo:font-weight="bold" officeooo:rsid="000db1d6" officeooo:paragraph-rsid="000db1d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fo:font-weight="bold" officeooo:rsid="000fafdc" officeooo:paragraph-rsid="000fafdc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096e64" officeooo:paragraph-rsid="00096e64"/>
    </style:style>
    <style:style style:name="P23" style:family="paragraph" style:parent-style-name="Standard">
      <style:paragraph-properties fo:line-height="115%" fo:break-before="auto" fo:break-after="auto" style:writing-mode="lr-tb"/>
      <style:text-properties style:font-name="Arial" fo:language="pt" fo:country="BR" fo:font-style="normal" fo:font-weight="bold" officeooo:rsid="000756f1" officeooo:paragraph-rsid="000756f1" style:font-name-asian="Courier New" style:font-style-asian="normal" style:font-weight-asian="bold" style:font-name-complex="Courier New" style:font-style-complex="normal" style:font-weight-complex="bold"/>
    </style:style>
    <style:style style:name="P24" style:family="paragraph" style:parent-style-name="Standard" style:list-style-name="LS1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fo:language="pt" fo:country="BR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language="pt" fo:country="BR" fo:font-weight="bold" officeooo:paragraph-rsid="0002ae52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language="pt" fo:country="BR" fo:font-weight="bold" officeooo:rsid="000db1d6" officeooo:paragraph-rsid="000db1d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language="pt" fo:country="BR" fo:font-weight="bold" officeooo:rsid="000fafdc" officeooo:paragraph-rsid="000fafdc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language="pt" fo:country="BR" officeooo:rsid="000756f1" officeooo:paragraph-rsid="000756f1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fo:language="pt" fo:country="BR" officeooo:rsid="00096e64" officeooo:paragraph-rsid="00096e64"/>
    </style:style>
    <style:style style:name="P32" style:family="paragraph" style:parent-style-name="Standard">
      <style:paragraph-properties fo:line-height="115%" style:writing-mode="lr-tb"/>
      <style:text-properties style:font-name="Arial" fo:language="pt" fo:country="BR" fo:font-style="normal" fo:font-weight="bold" officeooo:rsid="000756f1" officeooo:paragraph-rsid="000756f1" style:font-name-asian="Courier New" style:font-style-asian="normal" style:font-weight-asian="bold" style:font-name-complex="Courier New" style:font-style-complex="normal" style:font-weight-complex="bold"/>
    </style:style>
    <style:style style:name="P33" style:family="paragraph" style:parent-style-name="Standard">
      <style:paragraph-properties fo:line-height="115%" style:writing-mode="lr-tb"/>
      <style:text-properties style:font-name="Courier New" fo:language="pt" fo:country="BR" fo:font-style="italic" style:font-name-asian="Courier New" style:font-style-asian="italic" style:font-name-complex="Courier New" style:font-style-complex="italic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language="pt" fo:country="B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ae52" style:font-weight-asian="bold" style:font-weight-complex="bold"/>
    </style:style>
    <style:style style:name="T4" style:family="text">
      <style:text-properties fo:font-weight="bold" officeooo:rsid="00042a37" style:font-weight-asian="bold" style:font-weight-complex="bold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fo:font-variant="normal" fo:text-transform="none" fo:color="#252525" style:font-name="sans-serif" fo:font-size="10.5pt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style:use-window-font-color="true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style:use-window-font-color="true" style:font-name="Arial" fo:font-size="10.5pt" fo:letter-spacing="normal" fo:font-style="normal" fo:font-weight="bold" officeooo:rsid="00042a37" style:font-size-asian="10.5pt" style:font-weight-asian="bold" style:font-size-complex="10.5pt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language="pt" fo:country="BR"/>
    </style:style>
    <style:style style:name="T11" style:family="text">
      <style:text-properties fo:language="pt" fo:country="BR"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Resolva os exercícios abaixo e envie para </text:span><text:a xlink:type="simple" xlink:href="mailto:ricardo.ladeira@fraiburgo.ifc.edu.br" text:style-name="Internet_20_link" text:visited-style-name="Visited_20_Internet_20_Link">ricardo</text:a><text:a xlink:type="simple" xlink:href="mailto:ricardo.ladeira@fraiburgo.ifc.edu.br" text:style-name="Internet_20_link" text:visited-style-name="Visited_20_Internet_20_Link">.</text:a><text:a xlink:type="simple" xlink:href="mailto:ricardo.ladeira@fraiburgo.ifc.edu.br" text:style-name="Internet_20_link" text:visited-style-name="Visited_20_Internet_20_Link">ladeira</text:a><text:a xlink:type="simple" xlink:href="mailto:ricardo.ladeira@fraiburgo.ifc.edu.br" text:style-name="Internet_20_link" text:visited-style-name="Visited_20_Internet_20_Link">@</text:a><text:a xlink:type="simple" xlink:href="mailto:ricardo.ladeira@fraiburgo.ifc.edu.br" text:style-name="Internet_20_link" text:visited-style-name="Visited_20_Internet_20_Link">fraiburgo</text:a><text:a xlink:type="simple" xlink:href="mailto:ricardo.ladeira@fraiburgo.ifc.edu.br" text:style-name="Internet_20_link" text:visited-style-name="Visited_20_Internet_20_Link">.</text:a><text:a xlink:type="simple" xlink:href="mailto:ricardo.ladeira@fraiburgo.ifc.edu.br" text:style-name="Internet_20_link" text:visited-style-name="Visited_20_Internet_20_Link">ifc</text:a><text:a xlink:type="simple" xlink:href="mailto:ricardo.ladeira@fraiburgo.ifc.edu.br" text:style-name="Internet_20_link" text:visited-style-name="Visited_20_Internet_20_Link">.</text:a><text:a xlink:type="simple" xlink:href="mailto:ricardo.ladeira@fraiburgo.ifc.edu.br" text:style-name="Internet_20_link" text:visited-style-name="Visited_20_Internet_20_Link">edu</text:a><text:a xlink:type="simple" xlink:href="mailto:ricardo.ladeira@fraiburgo.ifc.edu.br" text:style-name="Internet_20_link" text:visited-style-name="Visited_20_Internet_20_Link">.</text:a><text:a xlink:type="simple" xlink:href="mailto:ricardo.ladeira@fraiburgo.ifc.edu.br" text:style-name="Internet_20_link" text:visited-style-name="Visited_20_Internet_20_Link">br</text:a><text:span text:style-name="T11">.</text:span></text:p>
      <text:p text:style-name="P18">Não é necessário copiar as perguntas.</text:p>
      <text:p text:style-name="P18">As respostas podem ser enviadas por arquivo ou diretamente no corpo do e-mail.</text:p>
      <text:p text:style-name="P18">Não copie, escreva com as suas palavras.</text:p>
      <text:p text:style-name="P18">Quando sua resposta for baseada em algum material, indique que material é este (link, nome do livro…)</text:p>
      <text:p text:style-name="P19"/>
      <text:p text:style-name="P15"><text:span text:style-name="T2">1)</text:span> Escreva o que você entende por:</text:p>
      <text:p text:style-name="P16">a) classe: <text:span text:style-name="T3">U</text:span><text:span text:style-name="T2">ma especifica</text:span><text:span text:style-name="T3">çã</text:span><text:span text:style-name="T2">o de como deve ser um objeto daquele tipo. </text:span><text:span text:style-name="T3">D</text:span><text:span text:style-name="T2">efine a estrutura e o</text:span><text:span text:style-name="T3">s</text:span><text:span text:style-name="T2"> servi</text:span><text:span text:style-name="T3">ço</text:span><text:span text:style-name="T2">s </text:span><text:span text:style-name="T3">ou </text:span><text:span text:style-name="T2">a</text:span><text:span text:style-name="T3">çõe</text:span><text:span text:style-name="T2">s que todo objeto daquele tipo deve ter. </text:span><text:span text:style-name="T3">Exemplo: Pessoa, carro, cliente, etc. Todo código java está, obrigatoriamente, dentro de uma classe. </text:span></text:p>
      <text:p text:style-name="P26"><text:s/></text:p>
      <text:p text:style-name="P16">b) objeto:<text:span text:style-name="T2"> </text:span><text:span text:style-name="T3">É</text:span><text:span text:style-name="T2"> um </text:span><text:span text:style-name="T3">exemplo específico das propriedades </text:span><text:span text:style-name="T2">de uma classe</text:span><text:span text:style-name="T6">, </text:span><text:span text:style-name="T7">Possu</text:span><text:span text:style-name="T8">i</text:span><text:span text:style-name="T7"> seus valores pr</text:span><text:span text:style-name="T8">ó</text:span><text:span text:style-name="T7">prios nos atributos. </text:span><text:span text:style-name="T8">É</text:span><text:span text:style-name="T7"> criado atrav</text:span><text:span text:style-name="T8">é</text:span><text:span text:style-name="T7">s do operador “new”. <text:s/></text:span></text:p>
      <text:p text:style-name="P25"/>
      <text:p text:style-name="P15">c) atributo: <text:span text:style-name="T4">São as características dos objetos, é comum e deve ser definido na classe. Exemplo: Todo aluno tem matrícula, todo produto tem nome, toda pessoa tem altura e peso, todo carro tem cor, ano, etc.</text:span></text:p>
      <text:p text:style-name="P29"/>
      <text:p text:style-name="P15">d) método: <text:span text:style-name="T4">São as ações definidas da classe, quando o objeto é criado ele executa as ações definidas nas classe.</text:span></text:p>
      <text:p text:style-name="P29"/>
      <text:p text:style-name="P15">e) estado interno: <text:span text:style-name="T4">É</text:span><text:span text:style-name="T2"> o conjunto de valores que </text:span><text:span text:style-name="T4">os objetos</text:span><text:span text:style-name="T2"> possuem para seus atributos. </text:span><text:span text:style-name="T4">Exemplo: Um aluno tem uma matrícula, mas o número da matrícula é diferente para cada aluno. O peso ou altura de uma pessoa pode ser diferente da outra pessoa.</text:span><text:span text:style-name="T2"> </text:span></text:p>
      <text:p text:style-name="P29"/>
      <text:p text:style-name="P17">f) abstração: <text:span text:style-name="T4">É a capacidade de ignorar detalhes internos de implementação. Por exemplo, X + Y. Não é necessário saber como foi implementada a função soma. Basta saber que ela recebe dois valores e fornece o resultado correto. <text:s/></text:span></text:p>
      <text:p text:style-name="P29"/>
      <text:p text:style-name="P15">Obs.: É permitido utilizar exemplos para complementar a resposta.</text:p>
      <text:p text:style-name="P15"/>
      <text:p text:style-name="P15"><text:span text:style-name="T2">2)</text:span> Crie a classe Aluno e acrescente o que se pede:</text:p>
      <text:p text:style-name="P15">a) Crie os atributos nome, CPF, endereco, sexo e idade.</text:p>
      <text:p text:style-name="P20">Resposta na letra G</text:p>
      <text:p text:style-name="P29">b) Crie métodos para definir o nome, o CPF, o endereço, o sexo e a idade do aluno.</text:p>
      <text:p text:style-name="P20">Resposta na letra G</text:p>
      <text:p text:style-name="P29">c) Crie o método fezAniversario(), que deve incrementar a idade do aluno.</text:p>
      <text:p text:style-name="P20"><text:soft-page-break/>Resposta na letra G</text:p>
      <text:p text:style-name="P29">d) Crie o método informaSituacaoEleitoral(), que deve informar uma das três mensagens abaixo:</text:p>
      <text:list xml:id="list4266590597166354263" text:style-name="LS1">
        <text:list-item>
          <text:p text:style-name="P24">O aluno NOME_DO_ALUNO pode votar</text:p>
        </text:list-item>
        <text:list-item>
          <text:p text:style-name="P24">O aluno NOME_DO_ALUNO deve votar</text:p>
        </text:list-item>
        <text:list-item>
          <text:p text:style-name="P24">O aluno NOME_DO_ALUNO não pode votar</text:p>
        </text:list-item>
      </text:list>
      <text:p text:style-name="P20">Resposta na letra G</text:p>
      <text:p text:style-name="P29">e) Crie um método calcularAnoDeNascimento(). Dica: altere o método fezAniversário() para obter o ano de nascimento correto.</text:p>
      <text:p text:style-name="P20">Resposta na letra G</text:p>
      <text:p text:style-name="P29">f) Crie a classe TestaAluno, com três objetos do tipo aluno. Utilize todos os métodos criados na classe Aluno para todos os objetos.</text:p>
      <text:p text:style-name="P21"/>
      <text:p text:style-name="P28">public class TestaAluno {</text:p>
      <text:p text:style-name="P28"><text:tab/>public static void main(String[] args) { </text:p>
      <text:p text:style-name="P28"><text:tab/><text:tab/>Aluno x = new Aluno(); // Cria um novo objeto</text:p>
      <text:p text:style-name="P28"><text:tab/><text:tab/>x.defineNome ("Pedro"); // apartir do novo objeto define o nome, e imprime/mostra o atributo conforme o método na classe Aluno</text:p>
      <text:p text:style-name="P28"><text:tab/><text:tab/>x.defineEndereco("Centro"); // apartir do novo objeto define o endereço, e imprime/mostra o atributo conforme o método na classe Aluno</text:p>
      <text:p text:style-name="P28"><text:tab/><text:tab/>x.defineIdade(20); // apartir do novo objeto define a idade, e imprime/mostra o atributo conforme o método na classe Aluno</text:p>
      <text:p text:style-name="P28"><text:tab/><text:tab/>x.defineCpf(222222); // apartir do novo objeto define o cpf, e imprime/mostra o atributo conforme o método na classe Aluno</text:p>
      <text:p text:style-name="P28"><text:tab/><text:tab/>x.defineSexo("Masculino"); // apartir do novo objeto define o sexo, e imprime/mostra o atributo conforme o método na classe Aluno</text:p>
      <text:p text:style-name="P28"><text:tab/><text:tab/>x.fezAniversario(); // apartir do novo objeto adiciona mais 1 no atributo idade, e imprime/mostra o atributo conforme o método na classe Aluno</text:p>
      <text:p text:style-name="P28"><text:tab/><text:tab/>x.informaSituacaoEleitoral(); // apartir do novo objeto define a situação eleitoral do atributo aluno, e imprime/mostra o atributo conforme o método na classe Aluno</text:p>
      <text:p text:style-name="P28"><text:tab/><text:tab/>x.calcularAnoDeNascimento(); // apartir do novo objeto define o ano de nascimento, e imprime/mostra o atributo conforme o método na classe Aluno</text:p>
      <text:p text:style-name="P28"><text:tab/>}</text:p>
      <text:p text:style-name="P28">}</text:p>
      <text:p text:style-name="P29"/>
      <text:p text:style-name="P29">g) Utilize comentários e explique cada linha do seu código, nas classes Aluno e TestaAluno.</text:p>
      <text:p text:style-name="P20">public class Aluno {</text:p>
      <text:p text:style-name="P27"><text:s text:c="4"/>String nome; // Declaração de Variável</text:p>
      <text:p text:style-name="P27"><text:soft-page-break/><text:s text:c="4"/>String endereco; // Declaração de Variável</text:p>
      <text:p text:style-name="P27"><text:s text:c="4"/>int idade; // Declaração de Variável</text:p>
      <text:p text:style-name="P27"><text:s text:c="4"/>int cpf; // Declaração de Variável</text:p>
      <text:p text:style-name="P27"><text:s text:c="4"/>String sexo; // Declaração de Variável</text:p>
      <text:p text:style-name="P27"><text:s text:c="4"/>int anoAtual = 2015; // Declaração de Variável</text:p>
      <text:p text:style-name="P27"><text:s text:c="4"/>int anoNascimento; // Declaração de Variável</text:p>
      <text:p text:style-name="P27"><text:s text:c="9"/>public void defineNome(String nomeAluno) { // Define atributo nome da classe Aluno</text:p>
      <text:p text:style-name="P27"><text:s text:c="12"/>nome = nomeAluno;</text:p>
      <text:p text:style-name="P27"><text:s text:c="12"/>System.out.println("O Aluno "+nome);} // Imprime/Mostra o atributo nome da classe Aluno</text:p>
      <text:p text:style-name="P27"><text:s text:c="5"/>public void defineEndereco(String enderecoAluno) { // Define atributo endereço da classe Aluno</text:p>
      <text:p text:style-name="P27"><text:s text:c="12"/>endereco = enderecoAluno;</text:p>
      <text:p text:style-name="P27"><text:s text:c="12"/>System.out.println("Mora no "+endereco);} // Imprime/Mostra o atributo endereco da classe Aluno</text:p>
      <text:p text:style-name="P27"><text:s text:c="5"/>public void defineIdade(int idadeAluno) { // Define atributo idade da classe Aluno</text:p>
      <text:p text:style-name="P27"><text:s text:c="12"/>idade = idadeAluno;</text:p>
      <text:p text:style-name="P27"><text:s text:c="12"/>System.out.println("Tem " +idade+ " anos");} // Imprime/Mostra o atributo idade da classe Aluno</text:p>
      <text:p text:style-name="P27"><text:s text:c="5"/>public void defineCpf(int cpfAluno) { // Define atributo cpf da classe Aluno</text:p>
      <text:p text:style-name="P27"><text:s text:c="12"/>cpf = cpfAluno;</text:p>
      <text:p text:style-name="P27"><text:s text:c="12"/>System.out.println("e o CPF " +cpf);} // Imprime/Mostra o atributo cpf da classe Aluno</text:p>
      <text:p text:style-name="P27"><text:s text:c="5"/>public void defineSexo(String sexoAluno) { // Define atributo sexo da classe Aluno</text:p>
      <text:p text:style-name="P27"><text:s text:c="12"/>sexo = sexoAluno; </text:p>
      <text:p text:style-name="P27"><text:s text:c="12"/>System.out.println("É do sexo " +sexo);} // <text:s/>// Imprime/Mostra o atributo sexo da classe Aluno</text:p>
      <text:p text:style-name="P27"><text:s text:c="5"/>public void fezAniversario(){ // Uma ação da classe Aluno onde se o aluno fez aniversário soma mais 1 no número do atributo idade</text:p>
      <text:p text:style-name="P27"><text:s text:c="9"/>idade++; // adiciona mais 1 no atributo idade</text:p>
      <text:p text:style-name="P27"><text:s text:c="9"/>System.out.println("Fez aniversário e sua idade atual é " +idade++);} // Imprime/Mostra o atributo idade somado mais 1 da classe Aluno</text:p>
      <text:p text:style-name="P27"><text:s text:c="5"/>public void informaSituacaoEleitoral(){ // Uma ação que define se o aluno pode votar, atraves do atributo idade da classe Aluno</text:p>
      <text:p text:style-name="P27"><text:s text:c="9"/>if (idade&gt;=18){</text:p>
      <text:p text:style-name="P27"><text:s text:c="13"/>System.out.println("O aluno " +nome+ " deve votar");} // Imprime/Mostra a situação eleitoral da classe Aluno se o atributo idade for maior ou igual a 18</text:p>
      <text:p text:style-name="P27"><text:s text:c="13"/>else if (idade &gt;= 16){</text:p>
      <text:p text:style-name="P27"><text:soft-page-break/><text:s text:c="17"/>System.out.println("O aluno " +nome+ " pode votar");} // Imprime/Mostra a situação eleitoral da classe Aluno se o atributo idade for maior ou igual a 16</text:p>
      <text:p text:style-name="P27"><text:s text:c="17"/>else {</text:p>
      <text:p text:style-name="P27"><text:s text:c="21"/>System.out.println("O aluno " +nome+ " não pode votar");} // Imprime/Mostra a situação eleitoral da classe Aluno se o atributo idade for menor que 16</text:p>
      <text:p text:style-name="P27">}</text:p>
      <text:p text:style-name="P27"><text:s text:c="4"/>public void calcularAnoDeNascimento(){// Define o ano de nascimento do aluno de acordo com o ano atua diminuindo a idade atual da classe Aluno</text:p>
      <text:p text:style-name="P27"><text:s text:c="8"/>anoNascimento = anoAtual-idade; // calculo do ano de nascimento</text:p>
      <text:p text:style-name="P27"><text:s text:c="8"/>System.out.println("Nasceu no ano: " +anoNascimento);} // Imprime/Mostra o ano de nascimento de acordo com a idade atual</text:p>
      <text:p text:style-name="P27">}</text:p>
      <text:p text:style-name="P29"/>
      <text:p text:style-name="P29"/>
      <text:p text:style-name="P15"><text:span text:style-name="T2">3)</text:span> Adicione pelo menos um atributo e um método na classe <text:span text:style-name="T5">Lampada</text:span>, implementada em aula.</text:p>
      <text:p text:style-name="P30">R: <text:span text:style-name="T9">Implementei os watts.</text:span></text:p>
      <text:p text:style-name="P23">public class Lampada2 {</text:p>
      <text:p text:style-name="P32"><text:s text:c="4"/>String tipo = "Fluorescente";</text:p>
      <text:p text:style-name="P32"><text:s text:c="4"/>int watts;</text:p>
      <text:p text:style-name="P32"><text:s text:c="4"/>boolean Ligada = false;</text:p>
      <text:p text:style-name="P32"><text:s text:c="4"/>public void ligar(){</text:p>
      <text:p text:style-name="P32"><text:s text:c="8"/>if (Ligada) System.out.println("A lampada já estava ligada!");</text:p>
      <text:p text:style-name="P32"><text:s text:c="8"/>else {</text:p>
      <text:p text:style-name="P32"><text:s text:c="12"/>Ligada = true;</text:p>
      <text:p text:style-name="P32"><text:s text:c="8"/>System.out.println("Lampada Ligada!");</text:p>
      <text:p text:style-name="P32"><text:s text:c="4"/>}</text:p>
      <text:p text:style-name="P32">}</text:p>
      <text:p text:style-name="P32">public void desligar(){</text:p>
      <text:p text:style-name="P32"><text:s text:c="4"/>if (!Ligada) System.out.println("A lampada já estava desligada!");</text:p>
      <text:p text:style-name="P32"><text:s text:c="4"/>else {</text:p>
      <text:p text:style-name="P32"><text:s text:c="8"/>Ligada = false;</text:p>
      <text:p text:style-name="P32"><text:s text:c="8"/>System.out.println("Lampada Desligada");</text:p>
      <text:p text:style-name="P32"><text:s text:c="4"/>}</text:p>
      <text:p text:style-name="P32">}</text:p>
      <text:p text:style-name="P32">private String consultarEstado() {</text:p>
      <text:p text:style-name="P32"><text:s text:c="4"/>if (Ligada) return "ligada";</text:p>
      <text:p text:style-name="P32"><text:s text:c="4"/>else return "desligada";</text:p>
      <text:p text:style-name="P32">}</text:p>
      <text:p text:style-name="P32">public void trocarTipo(String novoTipo) {</text:p>
      <text:p text:style-name="P32"><text:soft-page-break/><text:s text:c="4"/>tipo = novoTipo;</text:p>
      <text:p text:style-name="P32">}</text:p>
      <text:p text:style-name="P32">public void defineVoltagem(int wattsRecebidos){</text:p>
      <text:p text:style-name="P32"><text:s text:c="4"/>watts = wattsRecebidos;</text:p>
      <text:p text:style-name="P32">}</text:p>
      <text:p text:style-name="P32">public void mostrarInformacoesGerais() {</text:p>
      <text:p text:style-name="P32"><text:s text:c="4"/>System.out.println("A lampada " +tipo+ " de " +watts+ " watts, está " + consultarEstado());</text:p>
      <text:p text:style-name="P32">}</text:p>
      <text:p text:style-name="P32">} <text:s text:c="3"/></text:p>
      <text:p text:style-name="P33"/>
      <text:p text:style-name="P33"/>
      <text:p text:style-name="P15"><text:span text:style-name="T2">4)</text:span> Assinale a alternativa incorreta referente aos conceitos de Orientação a Objetos.</text:p>
      <text:p text:style-name="P13">a) Usamos as classes para representar entidades que possuem mesmo comportamento. Uma classe define as características de uma entidade.</text:p>
      <text:p text:style-name="P15">b) As classes podem possuir atributos e métodos. Os atributos armazenam características da classe em questão.</text:p>
      <text:p text:style-name="P15">c) As classes possuem atributos e métodos. Os métodos representam comportamentos que uma classe possui.</text:p>
      <text:p text:style-name="P15">d) As classes são definidas a partir dos objetos. Devemos analisar como um objeto funciona e a partir dele especificar nossa classe.</text:p>
      <text:p text:style-name="P14">e) Um objeto representa um exemplar específico de uma classe. Ex: Carro é uma classe. O meu carro é um objeto, pois é um exemplo específico da classe Carro.</text:p>
      <text:p text:style-name="P15"/>
      <text:p text:style-name="P15"><text:span text:style-name="T2">5)</text:span> Observe o código abaixo e assinale a alternativa correta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">public class Carro {</text:p>
            <text:p text:style-name="P9"><text:s text:c="2"/>String marca;</text:p>
            <text:p text:style-name="P9"><text:s text:c="2"/>int velocidade;</text:p>
            <text:p text:style-name="P9"><text:s text:c="2"/>public void setMarca(String aMarca) {</text:p>
            <text:p text:style-name="P9"><text:s text:c="4"/>marca = amarca;</text:p>
            <text:p text:style-name="P9"><text:s text:c="2"/>}</text:p>
            <text:p text:style-name="P9"><text:s text:c="2"/>public void acelerar(int aVelocidade) {</text:p>
            <text:p text:style-name="P9"><text:s text:c="4"/>velocidade += aVelocidade;</text:p>
            <text:p text:style-name="P9"><text:s text:c="2"/>}</text:p>
            <text:p text:style-name="P9"><text:s text:c="2"/>public void desacelerar(int aVelocidade) {</text:p>
            <text:p text:style-name="P9"><text:s text:c="4"/>velocidade -= aVelocidade;</text:p>
            <text:p text:style-name="P9"><text:s text:c="2"/>}</text:p>
            <text:p text:style-name="P9"><text:s text:c="2"/>public int getVelocidade() {</text:p>
            <text:p text:style-name="P9"><text:s text:c="4"/>return velocidade;</text:p>
            <text:p text:style-name="P9"><text:s text:c="2"/>}</text:p>
            <text:p text:style-name="P9"><text:soft-page-break/>}</text:p>
          </table:table-cell>
        </table:table-row>
      </table:table>
      <text:p text:style-name="P13">a) O código representa a especificação do objeto <text:span text:style-name="T5">Carro</text:span>, com somente dois atributos: <text:span text:style-name="T5">marca</text:span> e <text:span text:style-name="T5">velocidade</text:span>.</text:p>
      <text:p text:style-name="P15">b) No código acima temos os métodos <text:span text:style-name="T5">setNota()</text:span>, <text:span text:style-name="T5">acelerar()</text:span>, <text:span text:style-name="T5">desacelerar()</text:span> e <text:span text:style-name="T5">getVelocidade()</text:span>, com os atributos <text:span text:style-name="T5">marca</text:span>, <text:span text:style-name="T5">velocidade</text:span>, <text:span text:style-name="T5">aMarca</text:span> e <text:span text:style-name="T5">aVelocidade</text:span>.</text:p>
      <text:p text:style-name="P15">c) O código representa a especificação do objeto <text:span text:style-name="T5">Carro</text:span>, com quatro atributos: <text:span text:style-name="T5">setMarca()</text:span>, <text:span text:style-name="T5">acelerar()</text:span>, <text:span text:style-name="T5">desacelerar()</text:span> e <text:span text:style-name="T5">getVelocidade()</text:span>.</text:p>
      <text:p text:style-name="P14">d) O código acima representa a especificação da classe <text:span text:style-name="T5">Carro</text:span>, com somente dois atributos: <text:span text:style-name="T5">marca</text:span> e <text:span text:style-name="T5">velocidade</text:span>.</text:p>
      <text:p text:style-name="P15">e) O código acima representa uma entidade <text:span text:style-name="T5">Carro</text:span> com quatro atributos: <text:span text:style-name="T5">marca</text:span>, <text:span text:style-name="T5">velocidade</text:span>, <text:span text:style-name="T5">aMarca</text:span> e <text:span text:style-name="T5">aVelocidade</text:span>.</text:p>
      <text:p text:style-name="P15"/>
      <text:p text:style-name="P15"><text:span text:style-name="T2">6)</text:span> Assinale a expressão abaixo que representa uma declaração ou inicialização inválida de atributo em Java:</text:p>
      <text:p text:style-name="P15">a) <text:span text:style-name="T5">int i = 5;</text:span></text:p>
      <text:p text:style-name="P14">b) <text:span text:style-name="T5">String double = “Ola”;</text:span></text:p>
      <text:p text:style-name="P15">c) <text:span text:style-name="T5">String x = “Casa”;</text:span></text:p>
      <text:p text:style-name="P15">d) <text:span text:style-name="T5">double num = 10.1;</text:span></text:p>
      <text:p text:style-name="P15">e) <text:span text:style-name="T5">int j = 248;</text:span></text:p>
      <text:p text:style-name="P15"/>
      <text:p text:style-name="P15"><text:span text:style-name="T2">7)</text:span> Assinale a alternativa que explica como o Java permite portabilidade para seus programas:</text:p>
      <text:p text:style-name="P15">a) O Java compila seus programas para todas as plataformas, e quando executa, apenas o programa da plataforma específica de execução é usado.</text:p>
      <text:p text:style-name="P15">b) O Java compila os programas de modo que o código resultante seja naturalmente compatível com todas as plataformas suportadas.</text:p>
      <text:p text:style-name="P14">c) O Java compila seus programas para uma máquina virtual, ou seja, os programas não executam diretamente na plataforma, mas sim na máquina virtual.</text:p>
      <text:p text:style-name="P15">d) O Java compila seus programas para um sistema operacional específico e livre, e quando o código é executado, este sistema é simulado pelos outros sistemas.</text:p>
      <text:p text:style-name="P15">e) O Java não compila os programas, o código-fonte é diretamente interpretado por todas as plataformas suportadas.</text:p>
      <text:p text:style-name="P15"/>
      <text:p text:style-name="P15"><text:span text:style-name="T2">8)</text:span> O código abaixo implementa a classe Caixa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">public class Caixa {</text:p>
            <text:p text:style-name="P9"><text:s text:c="2"/>public String getDescricao(int i) {</text:p>
            <text:p text:style-name="P9"><text:s text:c="4"/>return “Mensagem do elemento “+i;</text:p>
            <text:p text:style-name="P9"><text:s text:c="2"/>}</text:p>
            <text:p text:style-name="P10"><text:soft-page-break/>}</text:p>
          </table:table-cell>
        </table:table-row>
      </table:table>
      <text:p text:style-name="P15">Assinale a alternativa que contém o código correto de uso da classe <text:span text:style-name="T5">Caixa</text:span> pelo método <text:span text:style-name="T5">main</text:span> da classe <text:span text:style-name="T5">MeuPrograma</text:span>:</text:p>
      <text:p text:style-name="P1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a)</text:p>
          </table:table-cell>
          <table:table-cell table:style-name="Tabela4.A1" office:value-type="string">
            <text:p text:style-name="P8"/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p text:style-name="P9">public class MeuPrograma {</text:p>
                  <text:p text:style-name="P9"><text:s text:c="2"/>public static void main(String[] args) {</text:p>
                  <text:p text:style-name="P9"><text:s text:c="4"/>String s = Caixa.getDescricao(5);</text:p>
                  <text:p text:style-name="P9"><text:s text:c="4"/>System.out.println(s);</text:p>
                  <text:p text:style-name="P9"><text:s text:c="2"/>}</text:p>
                  <text:p text:style-name="P9">}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ela4.A1" office:value-type="string">
            <text:p text:style-name="P8">b)</text:p>
          </table:table-cell>
          <table:table-cell table:style-name="Tabela4.A1" office:value-type="string">
            <text:p text:style-name="P8"/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p text:style-name="P9">public class MeuPrograma {</text:p>
                  <text:p text:style-name="P9"><text:s text:c="2"/>public static void main(String[] args) {</text:p>
                  <text:p text:style-name="P9"><text:s text:c="4"/>Caixa c = new Caixa();</text:p>
                  <text:p text:style-name="P9"><text:s text:c="4"/>String s = Caixa.getDescricao(5);</text:p>
                  <text:p text:style-name="P9"><text:s text:c="4"/>System.out.println(s);</text:p>
                  <text:p text:style-name="P9"><text:s text:c="2"/>}</text:p>
                  <text:p text:style-name="P9">}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ela4.A1" office:value-type="string">
            <text:p text:style-name="P11">c)</text:p>
          </table:table-cell>
          <table:table-cell table:style-name="Tabela4.A1" office:value-type="string">
            <text:p text:style-name="P11"/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12">public class MeuPrograma {</text:p>
                  <text:p text:style-name="P12"><text:s text:c="2"/>public static void main(String[] args) {</text:p>
                  <text:p text:style-name="P12"><text:s text:c="4"/>Caixa c = new Caixa();</text:p>
                  <text:p text:style-name="P12"><text:s text:c="4"/>String s = c.getDescricao(5);</text:p>
                  <text:p text:style-name="P12"><text:s text:c="4"/>System.out.println(s);</text:p>
                  <text:p text:style-name="P12"><text:s text:c="2"/>}</text:p>
                  <text:p text:style-name="P12">}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ela4.A1" office:value-type="string">
            <text:p text:style-name="P8">d)</text:p>
          </table:table-cell>
          <table:table-cell table:style-name="Tabela4.A1" office:value-type="string">
            <text:p text:style-name="P8"/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p text:style-name="P9">public class MeuPrograma {</text:p>
                  <text:p text:style-name="P9"><text:s text:c="2"/>public static void main(String[] args) {</text:p>
                  <text:p text:style-name="P9"><text:s text:c="4"/>Caixa c = new Caixa();</text:p>
                  <text:p text:style-name="P9"><text:s text:c="4"/>String c = c.getDescricao(10.6);</text:p>
                  <text:p text:style-name="P9"><text:s text:c="4"/>System.out.println(s);</text:p>
                  <text:p text:style-name="P9"><text:s text:c="2"/>}</text:p>
                  <text:p text:style-name="P9">}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ela4.A1" office:value-type="string">
            <text:p text:style-name="P8">e)</text:p>
          </table:table-cell>
          <table:table-cell table:style-name="Tabela4.A1" office:value-type="string">
            <text:p text:style-name="P8"/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9"><text:soft-page-break/>public class MeuPrograma {</text:p>
                  <text:p text:style-name="P9"><text:s text:c="2"/>public static void main(String[] args) {</text:p>
                  <text:p text:style-name="P9"><text:s text:c="4"/>Caixa c = new Caixa();</text:p>
                  <text:p text:style-name="P9"><text:s text:c="4"/>String c = c.getDescricao(10.6);</text:p>
                  <text:p text:style-name="P9"><text:s text:c="4"/>System.out.println(s);</text:p>
                  <text:p text:style-name="P9"><text:s text:c="2"/>}</text:p>
                  <text:p text:style-name="P9">}</text:p>
                </table:table-cell>
              </table:table-row>
            </table:table>
            <text:p text:style-name="P8"/>
          </table:table-cell>
        </table:table-row>
      </table:table>
      <text:p text:style-name="P15"><text:span text:style-name="T2">9)</text:span> Desafio! Considere que temos a classe <text:span text:style-name="T5">Lampada.</text:span> O código da esquerda foi inserido na função <text:span text:style-name="T5">main</text:span> em uma classe chamada <text:span text:style-name="T5">TesteDesafio1</text:span>, e o código da direita foi inserido na função <text:span text:style-name="T5">main</text:span> em uma classe chamada <text:span text:style-name="T5">TestaDesafio2</text:span>. Com base nas informações e no código abaixo, faça o que se pede:</text:p>
      <table:table table:name="Tabela10" table:style-name="Tabela10">
        <table:table-column table:style-name="Tabela10.A" table:number-columns-repeated="2"/>
        <table:table-row>
          <table:table-cell table:style-name="Tabela10.A1" office:value-type="string">
            <text:p text:style-name="P9">Lampada lamp1 = new Lampada();</text:p>
            <text:p text:style-name="P9">Lampada lamp2 = lamp1;</text:p>
            <text:p text:style-name="P9">int i = 10;</text:p>
            <text:p text:style-name="P9">if (lamp1 == lamp2) {</text:p>
            <text:p text:style-name="P9"><text:s text:c="2"/>System.out.println(i++);</text:p>
            <text:p text:style-name="P9">}</text:p>
          </table:table-cell>
          <table:table-cell table:style-name="Tabela10.A1" office:value-type="string">
            <text:p text:style-name="P9">Lampada lamp1 = new Lampada();</text:p>
            <text:p text:style-name="P9">lamp1.ligar();</text:p>
            <text:p text:style-name="P9">lamp1.trocarTipo(“LED”);</text:p>
            <text:p text:style-name="P9">Lampada lamp2 = new Lampada();</text:p>
            <text:p text:style-name="P9">lamp2.ligar();</text:p>
            <text:p text:style-name="P9">lamp2.trocarTipo(“LED”);</text:p>
            <text:p text:style-name="P9">int i = 10;</text:p>
            <text:p text:style-name="P9">if (lamp1 == lamp2) {</text:p>
            <text:p text:style-name="P9"><text:s text:c="2"/>System.out.println(i++);</text:p>
            <text:p text:style-name="P9">}</text:p>
          </table:table-cell>
        </table:table-row>
      </table:table>
      <text:p text:style-name="P15">a) O que é exibido na tela quando o código da esquerda é executado? Por quê? </text:p>
      <text:p text:style-name="P31">R: 10</text:p>
      <text:p text:style-name="P29"/>
      <text:p text:style-name="P15">b) O que é exibido na tela quando o código da direita é executado? Por quê?</text:p>
      <text:p text:style-name="P31">R: Lampada Ligada!</text:p>
      <text:p text:style-name="P31">Lampada Ligada!</text:p>
      <text:p text:style-name="P31"/>
      <text:p text:style-name="P15">c) Qual é o valor de <text:span text:style-name="T5">i</text:span> ao final da execução do código da esquerda?</text:p>
      <text:p text:style-name="P22">R:</text:p>
      <text:p text:style-name="P31"/>
      <text:p text:style-name="P29">d) Qual é o valor de <text:span text:style-name="T5">i</text:span> ao final da execução do código da direita?</text:p>
      <text:p text:style-name="P22">R:</text:p>
      <text:p text:style-name="P31"/>
      <text:p text:style-name="P29">e) O que acontece se acrescentarmos as duas linhas abaixo no código da esquerda? E no da direita? Por quê?</text:p>
      <text:p text:style-name="P31">R: </text:p>
      <text:p text:style-name="P31"/>
      <table:table table:name="Tabela11" table:style-name="Tabela11">
        <table:table-column table:style-name="Tabela11.A"/>
        <text:soft-page-break/>
        <table:table-row>
          <table:table-cell table:style-name="Tabela11.A1" office:value-type="string">
            <text:p text:style-name="P9">lamp1.trocarTipo(“Halógena”);</text:p>
            <text:p text:style-name="P9">lamp2.mostrarInformacoesGerais();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8.468cm" fo:margin-left="-1.958cm" table:align="left" style:writing-mode="lr-tb"/>
    </style:style>
    <style:style style:name="Tabela1.A" style:family="table-column">
      <style:table-column-properties style:column-width="5.874cm"/>
    </style:style>
    <style:style style:name="Tabela1.B" style:family="table-column">
      <style:table-column-properties style:column-width="12.594cm"/>
    </style:style>
    <style:style style:name="Tabela1.A1" style:family="table-cell">
      <style:table-cell-properties style:vertical-align="top" fo:padding="0.176cm" fo:border="0.25pt solid #000000"/>
    </style:style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P5" style:family="paragraph" style:parent-style-name="Standard">
      <style:paragraph-properties fo:line-height="115%" fo:break-before="auto" fo:break-after="auto" style:writing-mode="lr-tb"/>
    </style:style>
    <style:style style:name="M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<draw:frame draw:style-name="Mfr1" draw:name="figuras1" text:anchor-type="as-char" svg:width="5.913cm" svg:height="1.97cm" draw:z-index="8"><draw:image xlink:href="Pictures/100002010000012C00000064DDE27AE8.png" xlink:type="simple" xlink:show="embed" xlink:actuate="onLoad"/></draw:frame></text:p>
            </table:table-cell>
            <table:table-cell table:style-name="Tabela1.A1" office:value-type="string">
              <text:p text:style-name="MP3"/>
              <text:p text:style-name="MP4">CURSO TÉCNICO EM INFORMÁTICA</text:p>
              <text:p text:style-name="MP4">PROGRAMAÇÃO ORIENTADA A OBJETOS I</text:p>
              <text:p text:style-name="MP4">LISTA DE EXERCÍCIOS Nº 3</text:p>
            </table:table-cell>
          </table:table-row>
        </table:table>
        <text:p text:style-name="MP5"/>
      </style:header>
      <style:footer>
        <text:p text:style-name="MP6">Instituto Federal Catarinense – IFC. Câmpus Fraiburgo</text:p>
        <text:p text:style-name="MP6">RuaEmílio Vescovi, nº 123. Jardim América – Fraiburgo/SC. CEP: 89580-00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6</meta:editing-cycles>
    <dc:date>2015-06-21T14:09:54.486000000</dc:date>
    <meta:editing-duration>PT25M21S</meta:editing-duration>
    <meta:document-statistic meta:table-count="11" meta:image-count="1" meta:object-count="0" meta:page-count="9" meta:paragraph-count="237" meta:word-count="1909" meta:character-count="12549" meta:non-whitespace-character-count="10297"/>
  </office:meta>
</office:document-meta>
</file>